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 style:list-style-name="L1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 style:list-style-name="L4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en</text:p>
      <text:list xml:id="list3979124262692931983" text:style-name="L1">
        <text:list-item>
          <text:p text:style-name="P3">Zielgruppe: Freunde</text:p>
        </text:list-item>
        <text:list-item>
          <text:p text:style-name="P3">Point-of-View: Third person, character-focused</text:p>
        </text:list-item>
        <text:list-item>
          <text:p text:style-name="P3">temporär begrenzte Runden</text:p>
        </text:list-item>
        <text:list-item>
          <text:p text:style-name="P3">Genre: Gelegenheitsspiele, Action</text:p>
          <text:list>
            <text:list-item>
              <text:p text:style-name="P3">→ Actiongeladenes Gelegenheitsspiel</text:p>
            </text:list-item>
          </text:list>
        </text:list-item>
        <text:list-item>
          <text:p text:style-name="P3">Atmosphäre: lustig</text:p>
        </text:list-item>
        <text:list-item>
          <text:p text:style-name="P3">Schauplatz: Minigolfplatz mit Turm</text:p>
        </text:list-item>
        <text:list-item>
          <text:p text:style-name="P3">Gameplay: explodierende Enten mit Minigolfschläger oder anderen Waffen jagen. Enten greifen mit der Zeit auch an.</text:p>
        </text:list-item>
        <text:list-item>
          <text:p text:style-name="P3">Multiplayer?</text:p>
        </text:list-item>
        <text:list-item>
          <text:p text:style-name="P3">Background story: Man ist Minigolfspieler und eine Ente klaut kurz vor einem Hole-in-one den Golfball.</text:p>
        </text:list-item>
        <text:list-item>
          <text:p text:style-name="P3">Ziele:</text:p>
          <text:list>
            <text:list-item>
              <text:p text:style-name="P3">Rundenziel: Bestimmte Anzahl Enten töten.</text:p>
            </text:list-item>
            <text:list-item>
              <text:p text:style-name="P3">Allgemeines Ziel: Überleben → open-end, </text:p>
              <text:p text:style-name="P3">Highscore</text:p>
            </text:list-item>
          </text:list>
        </text:list-item>
        <text:list-item>
          <text:p text:style-name="P3">The floor is lava</text:p>
        </text:list-item>
      </text:list>
      <text:p text:style-name="P2"/>
      <text:p text:style-name="P2"/>
      <text:p text:style-name="P1">Aufgabenübersicht</text:p>
      <text:list xml:id="list4208515129526846010" text:style-name="L4">
        <text:list-item>
          <text:p text:style-name="P4">Map erstellen <text:span text:style-name="T1">MIT TURM </text:span>und Wasser</text:p>
        </text:list-item>
        <text:list-item>
          <text:p text:style-name="P4">Charaktere modellieren (Spieler und Enten)</text:p>
        </text:list-item>
        <text:list-item>
          <text:p text:style-name="P4">Fähigkeiten der Charaktere implementieren</text:p>
        </text:list-item>
        <text:list-item>
          <text:p text:style-name="P4">Waffen modellieren und implementieren</text:p>
        </text:list-item>
        <text:list-item>
          <text:p text:style-name="P4">HUD</text:p>
        </text:list-item>
        <text:list-item>
          <text:p text:style-name="P4">Leveldesign</text:p>
        </text:list-item>
        <text:list-item>
          <text:p text:style-name="P4">Sound</text:p>
        </text:list-item>
        <text:list-item>
          <text:p text:style-name="P4">Untertitel für Enten</text:p>
        </text:list-item>
        <text:list-item>
          <text:p text:style-name="P4">...</text:p>
        </text:list-item>
        <text:list-item>
          <text:p text:style-name="P4">Multiplayer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02T21:43:15.76</meta:creation-date>
    <meta:document-statistic meta:table-count="0" meta:image-count="0" meta:object-count="0" meta:page-count="1" meta:paragraph-count="27" meta:word-count="123" meta:character-count="814"/>
    <dc:date>2018-04-02T22:11:31.28</dc:date>
    <meta:editing-duration>PT11M5S</meta:editing-duration>
    <meta:editing-cycles>1</meta:editing-cycles>
    <meta:generator>OpenOffice/4.1.3$Win32 OpenOffice.org_project/413m1$Build-9783</meta:generator>
  </office:meta>
</office:document-meta>
</file>